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81541666666667cm"/>
    </style:style>
    <style:style style:name="co2" style:family="table-column">
      <style:table-column-properties fo:break-before="auto" style:column-width="4.78895833333333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3.96875cm"/>
    </style:style>
    <style:style style:name="co7" style:family="table-column">
      <style:table-column-properties fo:break-before="auto" style:column-width="1.905cm" style:use-optimal-column-width="true"/>
    </style:style>
    <style:style style:name="co8" style:family="table-column">
      <style:table-column-properties fo:break-before="auto" style:column-width="2.09020833333333cm" style:use-optimal-column-width="true"/>
    </style:style>
    <style:style style:name="co9" style:family="table-column">
      <style:table-column-properties fo:break-before="auto" style:column-width="3.94229166666667cm" style:use-optimal-column-width="true"/>
    </style:style>
    <style:style style:name="co10" style:family="table-column">
      <style:table-column-properties fo:break-before="auto" style:column-width="5.84729166666667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alificacion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66" table:default-cell-style-name="ce1"/>
        <table:table-row table:style-name="ro1">
          <table:table-cell office:value-type="string" table:style-name="ce1">
            <text:p>Nombre</text:p>
          </table:table-cell>
          <table:table-cell office:value-type="string" table:style-name="ce1">
            <text:p>Apellido(s)</text:p>
          </table:table-cell>
          <table:table-cell office:value-type="string" table:style-name="ce1">
            <text:p>Número de ID</text:p>
          </table:table-cell>
          <table:table-cell office:value-type="string" table:style-name="ce1">
            <text:p>Institución</text:p>
          </table:table-cell>
          <table:table-cell office:value-type="string" table:style-name="ce1">
            <text:p>Departamento</text:p>
          </table:table-cell>
          <table:table-cell office:value-type="string" table:style-name="ce1">
            <text:p>Dirección de correo</text:p>
          </table:table-cell>
          <table:table-cell office:value-type="string" table:style-name="ce1">
            <text:p>Tarea1</text:p>
          </table:table-cell>
          <table:table-cell office:value-type="string" table:style-name="ce1">
            <text:p>Taller1</text:p>
          </table:table-cell>
          <table:table-cell office:value-type="string" table:style-name="ce1">
            <text:p>Taller2</text:p>
          </table:table-cell>
          <table:table-cell office:value-type="string" table:style-name="ce1">
            <text:p>Taller3</text:p>
          </table:table-cell>
          <table:table-cell office:value-type="string" table:style-name="ce1">
            <text:p>Tarea2</text:p>
          </table:table-cell>
          <table:table-cell office:value-type="string" table:style-name="ce1">
            <text:p>Taller4</text:p>
          </table:table-cell>
          <table:table-cell office:value-type="string" table:style-name="ce1">
            <text:p>Taller5</text:p>
          </table:table-cell>
          <table:table-cell office:value-type="string" table:style-name="ce1">
            <text:p>Tarea3</text:p>
          </table:table-cell>
          <table:table-cell office:value-type="string" table:style-name="ce1">
            <text:p>Taller6</text:p>
          </table:table-cell>
          <table:table-cell office:value-type="string" table:style-name="ce1">
            <text:p>Examen</text:p>
          </table:table-cell>
          <table:table-cell office:value-type="string" table:style-name="ce1">
            <text:p>Promedio_Tareas</text:p>
          </table:table-cell>
          <table:table-cell office:value-type="string" table:style-name="ce1">
            <text:p>Promedio_Talleres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LEXIS FERNANDO</text:p>
          </table:table-cell>
          <table:table-cell office:value-type="string" table:style-name="ce1">
            <text:p>BAUTISTA MINO</text:p>
          </table:table-cell>
          <table:table-cell table:number-columns-repeated="3" table:style-name="ce1"/>
          <table:table-cell office:value-type="string" table:style-name="ce1">
            <text:p>alexis.bautista@epn.edu.ec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80" table:style-name="ce1">
            <text:p>80</text:p>
          </table:table-cell>
          <table:table-cell office:value-type="float" office:value="100" table:style-name="ce1">
            <text:p>100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93.333333333333329" table:formula="of:=+AVERAGE([.G2];[.K2];[.N2])" table:style-name="ce1">
            <text:p>93.33333333</text:p>
          </table:table-cell>
          <table:table-cell office:value-type="float" office:value="83.333333333333329" table:formula="of:=+AVERAGE([Calificaciones.$H2];[Calificaciones.$I2];[Calificaciones.$J2];[Calificaciones.$L2];[Calificaciones.$M2];[Calificaciones.$O2])" table:style-name="ce1">
            <text:p>83.33333333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SEBASTIAN ANDRES</text:p>
          </table:table-cell>
          <table:table-cell office:value-type="string" table:style-name="ce1">
            <text:p>BRAVO QUINTEROS</text:p>
          </table:table-cell>
          <table:table-cell table:number-columns-repeated="3" table:style-name="ce1"/>
          <table:table-cell office:value-type="string" table:style-name="ce1">
            <text:p>sebastian.bravo@epn.edu.ec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80" table:style-name="ce1">
            <text:p>8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90" table:formula="of:=+AVERAGE([.G3];[.K3];[.N3])" table:style-name="ce1">
            <text:p>90</text:p>
          </table:table-cell>
          <table:table-cell office:value-type="float" office:value="92.5" table:formula="of:=+AVERAGE([Calificaciones.$H3];[Calificaciones.$I3];[Calificaciones.$J3];[Calificaciones.$L3];[Calificaciones.$M3];[Calificaciones.$O3])" table:style-name="ce1">
            <text:p>92.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RANCISCO ADRIAN</text:p>
          </table:table-cell>
          <table:table-cell office:value-type="string" table:style-name="ce1">
            <text:p>CORREA ANRANGO</text:p>
          </table:table-cell>
          <table:table-cell table:number-columns-repeated="3" table:style-name="ce1"/>
          <table:table-cell office:value-type="string" table:style-name="ce1">
            <text:p>francisco.correa01@epn.edu.ec</text:p>
          </table:table-cell>
          <table:table-cell office:value-type="float" office:value="50" table:style-name="ce1">
            <text:p>50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70" table:formula="of:=+AVERAGE([.G4];[.K4];[.N4])" table:style-name="ce1">
            <text:p>70</text:p>
          </table:table-cell>
          <table:table-cell office:value-type="float" office:value="61.666666666666664" table:formula="of:=+AVERAGE([Calificaciones.$H4];[Calificaciones.$I4];[Calificaciones.$J4];[Calificaciones.$L4];[Calificaciones.$M4];[Calificaciones.$O4])" table:style-name="ce1">
            <text:p>61.6666666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HRISTOPHER ALEXANDER</text:p>
          </table:table-cell>
          <table:table-cell office:value-type="string" table:style-name="ce1">
            <text:p>CRIOLLO PAREDES</text:p>
          </table:table-cell>
          <table:table-cell table:number-columns-repeated="3" table:style-name="ce1"/>
          <table:table-cell office:value-type="string" table:style-name="ce1">
            <text:p>christopher.criollo@epn.edu.ec</text:p>
          </table:table-cell>
          <table:table-cell office:value-type="float" office:value="50" table:style-name="ce1">
            <text:p>50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80" table:style-name="ce1">
            <text:p>80</text:p>
          </table:table-cell>
          <table:table-cell office:value-type="float" office:value="100" table:style-name="ce1">
            <text:p>100</text:p>
          </table:table-cell>
          <table:table-cell office:value-type="float" office:value="80" table:formula="of:=+AVERAGE([.G5];[.K5];[.N5])" table:style-name="ce1">
            <text:p>80</text:p>
          </table:table-cell>
          <table:table-cell office:value-type="float" office:value="88.333333333333329" table:formula="of:=+AVERAGE([Calificaciones.$H5];[Calificaciones.$I5];[Calificaciones.$J5];[Calificaciones.$L5];[Calificaciones.$M5];[Calificaciones.$O5])" table:style-name="ce1">
            <text:p>88.33333333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AVID IGNACIO</text:p>
          </table:table-cell>
          <table:table-cell office:value-type="string" table:style-name="ce1">
            <text:p>EGAS SOLIS</text:p>
          </table:table-cell>
          <table:table-cell table:number-columns-repeated="3" table:style-name="ce1"/>
          <table:table-cell office:value-type="string" table:style-name="ce1">
            <text:p>david.egas@epn.edu.ec</text:p>
          </table:table-cell>
          <table:table-cell office:value-type="float" office:value="100" table:style-name="ce1">
            <text:p>100</text:p>
          </table:table-cell>
          <table:table-cell office:value-type="float" office:value="80" table:style-name="ce1">
            <text:p>8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80" table:style-name="ce1">
            <text:p>8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60" table:formula="of:=+AVERAGE([.G6];[.K6];[.N6])" table:style-name="ce1">
            <text:p>60</text:p>
          </table:table-cell>
          <table:table-cell office:value-type="float" office:value="73.333333333333329" table:formula="of:=+AVERAGE([Calificaciones.$H6];[Calificaciones.$I6];[Calificaciones.$J6];[Calificaciones.$L6];[Calificaciones.$M6];[Calificaciones.$O6])" table:style-name="ce1">
            <text:p>73.33333333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ANIEL ISMAEL</text:p>
          </table:table-cell>
          <table:table-cell office:value-type="string" table:style-name="ce1">
            <text:p>FLORES ESPIN</text:p>
          </table:table-cell>
          <table:table-cell table:number-columns-repeated="3" table:style-name="ce1"/>
          <table:table-cell office:value-type="string" table:style-name="ce1">
            <text:p>daniel.flores01@epn.edu.ec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85" table:style-name="ce1">
            <text:p>85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100" table:style-name="ce1">
            <text:p>100</text:p>
          </table:table-cell>
          <table:table-cell office:value-type="float" office:value="93.333333333333329" table:formula="of:=+AVERAGE([.G7];[.K7];[.N7])" table:style-name="ce1">
            <text:p>93.33333333</text:p>
          </table:table-cell>
          <table:table-cell office:value-type="float" office:value="89.166666666666671" table:formula="of:=+AVERAGE([Calificaciones.$H7];[Calificaciones.$I7];[Calificaciones.$J7];[Calificaciones.$L7];[Calificaciones.$M7];[Calificaciones.$O7])" table:style-name="ce1">
            <text:p>89.1666666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BORIS GABRIEL</text:p>
          </table:table-cell>
          <table:table-cell office:value-type="string" table:style-name="ce1">
            <text:p>GARCES PROANO</text:p>
          </table:table-cell>
          <table:table-cell table:number-columns-repeated="3" table:style-name="ce1"/>
          <table:table-cell office:value-type="string" table:style-name="ce1">
            <text:p>boris.garces@epn.edu.ec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80" table:style-name="ce1">
            <text:p>8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86.666666666666671" table:formula="of:=+AVERAGE([.G8];[.K8];[.N8])" table:style-name="ce1">
            <text:p>86.66666667</text:p>
          </table:table-cell>
          <table:table-cell office:value-type="float" office:value="83.333333333333329" table:formula="of:=+AVERAGE([Calificaciones.$H8];[Calificaciones.$I8];[Calificaciones.$J8];[Calificaciones.$L8];[Calificaciones.$M8];[Calificaciones.$O8])" table:style-name="ce1">
            <text:p>83.33333333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JOSEPH ANDRES</text:p>
          </table:table-cell>
          <table:table-cell office:value-type="string" table:style-name="ce1">
            <text:p>JIMENEZ ROMERO</text:p>
          </table:table-cell>
          <table:table-cell table:number-columns-repeated="3" table:style-name="ce1"/>
          <table:table-cell office:value-type="string" table:style-name="ce1">
            <text:p>joseph.jimenez@epn.edu.ec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60" table:style-name="ce1">
            <text:p>6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80" table:formula="of:=+AVERAGE([.G9];[.K9];[.N9])" table:style-name="ce1">
            <text:p>80</text:p>
          </table:table-cell>
          <table:table-cell office:value-type="float" office:value="70" table:formula="of:=+AVERAGE([Calificaciones.$H9];[Calificaciones.$I9];[Calificaciones.$J9];[Calificaciones.$L9];[Calificaciones.$M9];[Calificaciones.$O9])" table:style-name="ce1">
            <text:p>7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REDDY ADHAYR</text:p>
          </table:table-cell>
          <table:table-cell office:value-type="string" table:style-name="ce1">
            <text:p>JIMENEZ UNAUCHO</text:p>
          </table:table-cell>
          <table:table-cell table:number-columns-repeated="3" table:style-name="ce1"/>
          <table:table-cell office:value-type="string" table:style-name="ce1">
            <text:p>freddy.jimenez01@epn.edu.ec</text:p>
          </table:table-cell>
          <table:table-cell office:value-type="float" office:value="100" table:style-name="ce1">
            <text:p>100</text:p>
          </table:table-cell>
          <table:table-cell office:value-type="float" office:value="85" table:style-name="ce1">
            <text:p>85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70" table:style-name="ce1">
            <text:p>70</text:p>
          </table:table-cell>
          <table:table-cell office:value-type="float" office:value="95" table:style-name="ce1">
            <text:p>95</text:p>
          </table:table-cell>
          <table:table-cell office:value-type="float" office:value="93.333333333333329" table:formula="of:=+AVERAGE([.G10];[.K10];[.N10])" table:style-name="ce1">
            <text:p>93.33333333</text:p>
          </table:table-cell>
          <table:table-cell office:value-type="float" office:value="85.833333333333329" table:formula="of:=+AVERAGE([Calificaciones.$H10];[Calificaciones.$I10];[Calificaciones.$J10];[Calificaciones.$L10];[Calificaciones.$M10];[Calificaciones.$O10])" table:style-name="ce1">
            <text:p>85.83333333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LUIS ALEXANDER</text:p>
          </table:table-cell>
          <table:table-cell office:value-type="string" table:style-name="ce1">
            <text:p>LEMA DELGADO</text:p>
          </table:table-cell>
          <table:table-cell table:number-columns-repeated="3" table:style-name="ce1"/>
          <table:table-cell office:value-type="string" table:style-name="ce1">
            <text:p>luis.lema@epn.edu.ec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86.666666666666671" table:formula="of:=+AVERAGE([.G11];[.K11];[.N11])" table:style-name="ce1">
            <text:p>86.66666667</text:p>
          </table:table-cell>
          <table:table-cell office:value-type="float" office:value="78.333333333333329" table:formula="of:=+AVERAGE([Calificaciones.$H11];[Calificaciones.$I11];[Calificaciones.$J11];[Calificaciones.$L11];[Calificaciones.$M11];[Calificaciones.$O11])" table:style-name="ce1">
            <text:p>78.33333333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ODALYS ANAHI</text:p>
          </table:table-cell>
          <table:table-cell office:value-type="string" table:style-name="ce1">
            <text:p>LOPEZ NUNEZ</text:p>
          </table:table-cell>
          <table:table-cell table:number-columns-repeated="3" table:style-name="ce1"/>
          <table:table-cell office:value-type="string" table:style-name="ce1">
            <text:p>hodalys.lopez@epn.edu.ec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office:value-type="float" office:value="100" table:formula="of:=+AVERAGE([.G12];[.K12];[.N12])" table:style-name="ce1">
            <text:p>100</text:p>
          </table:table-cell>
          <table:table-cell office:value-type="float" office:value="90.833333333333329" table:formula="of:=+AVERAGE([Calificaciones.$H12];[Calificaciones.$I12];[Calificaciones.$J12];[Calificaciones.$L12];[Calificaciones.$M12];[Calificaciones.$O12])" table:style-name="ce1">
            <text:p>90.83333333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OLGUER MIJAEL</text:p>
          </table:table-cell>
          <table:table-cell office:value-type="string" table:style-name="ce1">
            <text:p>MOLINA BALLADARES</text:p>
          </table:table-cell>
          <table:table-cell table:number-columns-repeated="3" table:style-name="ce1"/>
          <table:table-cell office:value-type="string" table:style-name="ce1">
            <text:p>olguer.molina@epn.edu.ec</text:p>
          </table:table-cell>
          <table:table-cell office:value-type="float" office:value="0" table:style-name="ce1">
            <text:p>0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80" table:style-name="ce1">
            <text:p>80</text:p>
          </table:table-cell>
          <table:table-cell office:value-type="float" office:value="100" table:style-name="ce1">
            <text:p>100</text:p>
          </table:table-cell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50" table:formula="of:=+AVERAGE([.G13];[.K13];[.N13])" table:style-name="ce1">
            <text:p>50</text:p>
          </table:table-cell>
          <table:table-cell office:value-type="float" office:value="84.166666666666671" table:formula="of:=+AVERAGE([Calificaciones.$H13];[Calificaciones.$I13];[Calificaciones.$J13];[Calificaciones.$L13];[Calificaciones.$M13];[Calificaciones.$O13])" table:style-name="ce1">
            <text:p>84.1666666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MATEO MOISES</text:p>
          </table:table-cell>
          <table:table-cell office:value-type="string" table:style-name="ce1">
            <text:p>MOLINA ESTRELLA</text:p>
          </table:table-cell>
          <table:table-cell table:number-columns-repeated="3" table:style-name="ce1"/>
          <table:table-cell office:value-type="string" table:style-name="ce1">
            <text:p>mateo.molina@epn.edu.ec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100" table:style-name="ce1">
            <text:p>100</text:p>
          </table:table-cell>
          <table:table-cell office:value-type="float" office:value="93.333333333333329" table:formula="of:=+AVERAGE([.G14];[.K14];[.N14])" table:style-name="ce1">
            <text:p>93.33333333</text:p>
          </table:table-cell>
          <table:table-cell office:value-type="float" office:value="76.666666666666671" table:formula="of:=+AVERAGE([Calificaciones.$H14];[Calificaciones.$I14];[Calificaciones.$J14];[Calificaciones.$L14];[Calificaciones.$M14];[Calificaciones.$O14])" table:style-name="ce1">
            <text:p>76.6666666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SEBASTIAN ALEXANDER</text:p>
          </table:table-cell>
          <table:table-cell office:value-type="string" table:style-name="ce1">
            <text:p>MORALES CEDENO</text:p>
          </table:table-cell>
          <table:table-cell table:number-columns-repeated="3" table:style-name="ce1"/>
          <table:table-cell office:value-type="string" table:style-name="ce1">
            <text:p>sebastian.morales02@epn.edu.ec</text:p>
          </table:table-cell>
          <table:table-cell office:value-type="float" office:value="100" table:style-name="ce1">
            <text:p>100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office:value-type="float" office:value="100" table:style-name="ce1">
            <text:p>100</text:p>
          </table:table-cell>
          <table:table-cell office:value-type="float" office:value="85" table:formula="of:=+AVERAGE([.G15];[.K15];[.N15])" table:style-name="ce1">
            <text:p>85</text:p>
          </table:table-cell>
          <table:table-cell office:value-type="float" office:value="82.5" table:formula="of:=+AVERAGE([Calificaciones.$H15];[Calificaciones.$I15];[Calificaciones.$J15];[Calificaciones.$L15];[Calificaciones.$M15];[Calificaciones.$O15])" table:style-name="ce1">
            <text:p>82.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BRYAN MAURICIO</text:p>
          </table:table-cell>
          <table:table-cell office:value-type="string" table:style-name="ce1">
            <text:p>MORALES TITUANA</text:p>
          </table:table-cell>
          <table:table-cell table:number-columns-repeated="3" table:style-name="ce1"/>
          <table:table-cell office:value-type="string" table:style-name="ce1">
            <text:p>bryan.morales06@epn.edu.ec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100" table:style-name="ce1">
            <text:p>100</text:p>
          </table:table-cell>
          <table:table-cell office:value-type="float" office:value="33.333333333333336" table:formula="of:=+AVERAGE([.G16];[.K16];[.N16])" table:style-name="ce1">
            <text:p>33.33333333</text:p>
          </table:table-cell>
          <table:table-cell office:value-type="float" office:value="75" table:formula="of:=+AVERAGE([Calificaciones.$H16];[Calificaciones.$I16];[Calificaciones.$J16];[Calificaciones.$L16];[Calificaciones.$M16];[Calificaciones.$O16])" table:style-name="ce1">
            <text:p>7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LUIS ANGEL</text:p>
          </table:table-cell>
          <table:table-cell office:value-type="string" table:style-name="ce1">
            <text:p>MOROCHO SALAZAR</text:p>
          </table:table-cell>
          <table:table-cell table:number-columns-repeated="3" table:style-name="ce1"/>
          <table:table-cell office:value-type="string" table:style-name="ce1">
            <text:p>luis.morocho01@epn.edu.ec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office:value-type="float" office:value="93.333333333333329" table:formula="of:=+AVERAGE([.G17];[.K17];[.N17])" table:style-name="ce1">
            <text:p>93.33333333</text:p>
          </table:table-cell>
          <table:table-cell office:value-type="float" office:value="88.333333333333329" table:formula="of:=+AVERAGE([Calificaciones.$H17];[Calificaciones.$I17];[Calificaciones.$J17];[Calificaciones.$L17];[Calificaciones.$M17];[Calificaciones.$O17])" table:style-name="ce1">
            <text:p>88.33333333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UBERTIN LEANDRO</text:p>
          </table:table-cell>
          <table:table-cell office:value-type="string" table:style-name="ce1">
            <text:p>OCHOA VELEZ</text:p>
          </table:table-cell>
          <table:table-cell table:number-columns-repeated="3" table:style-name="ce1"/>
          <table:table-cell office:value-type="string" table:style-name="ce1">
            <text:p>aubertin.ochoa@epn.edu.ec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80" table:style-name="ce1">
            <text:p>80</text:p>
          </table:table-cell>
          <table:table-cell office:value-type="float" office:value="100" table:style-name="ce1">
            <text:p>100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80" table:style-name="ce1">
            <text:p>80</text:p>
          </table:table-cell>
          <table:table-cell office:value-type="float" office:value="86.666666666666671" table:formula="of:=+AVERAGE([.G18];[.K18];[.N18])" table:style-name="ce1">
            <text:p>86.66666667</text:p>
          </table:table-cell>
          <table:table-cell office:value-type="float" office:value="83.333333333333329" table:formula="of:=+AVERAGE([Calificaciones.$H18];[Calificaciones.$I18];[Calificaciones.$J18];[Calificaciones.$L18];[Calificaciones.$M18];[Calificaciones.$O18])" table:style-name="ce1">
            <text:p>83.33333333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KEVIN ALEXANDER</text:p>
          </table:table-cell>
          <table:table-cell office:value-type="string" table:style-name="ce1">
            <text:p>PAILLACHO PAILLACHO</text:p>
          </table:table-cell>
          <table:table-cell table:number-columns-repeated="3" table:style-name="ce1"/>
          <table:table-cell office:value-type="string" table:style-name="ce1">
            <text:p>kevin.paillacho@epn.edu.ec</text:p>
          </table:table-cell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56.666666666666664" table:formula="of:=+AVERAGE([.G19];[.K19];[.N19])" table:style-name="ce1">
            <text:p>56.66666667</text:p>
          </table:table-cell>
          <table:table-cell office:value-type="float" office:value="55.833333333333336" table:formula="of:=+AVERAGE([Calificaciones.$H19];[Calificaciones.$I19];[Calificaciones.$J19];[Calificaciones.$L19];[Calificaciones.$M19];[Calificaciones.$O19])" table:style-name="ce1">
            <text:p>55.83333333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JONATHAN VICENTE</text:p>
          </table:table-cell>
          <table:table-cell office:value-type="string" table:style-name="ce1">
            <text:p>PAREDES LEON</text:p>
          </table:table-cell>
          <table:table-cell table:number-columns-repeated="3" table:style-name="ce1"/>
          <table:table-cell office:value-type="string" table:style-name="ce1">
            <text:p>jonathan.paredes01@epn.edu.ec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60" table:style-name="ce1">
            <text:p>60</text:p>
          </table:table-cell>
          <table:table-cell office:value-type="float" office:value="100" table:style-name="ce1">
            <text:p>100</text:p>
          </table:table-cell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80" table:style-name="ce1">
            <text:p>80</text:p>
          </table:table-cell>
          <table:table-cell office:value-type="float" office:value="80" table:formula="of:=+AVERAGE([.G20];[.K20];[.N20])" table:style-name="ce1">
            <text:p>80</text:p>
          </table:table-cell>
          <table:table-cell office:value-type="float" office:value="66.666666666666671" table:formula="of:=+AVERAGE([Calificaciones.$H20];[Calificaciones.$I20];[Calificaciones.$J20];[Calificaciones.$L20];[Calificaciones.$M20];[Calificaciones.$O20])" table:style-name="ce1">
            <text:p>66.6666666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JOHANN VLADIMIR</text:p>
          </table:table-cell>
          <table:table-cell office:value-type="string" table:style-name="ce1">
            <text:p>PASQUEL MONTENEGRO</text:p>
          </table:table-cell>
          <table:table-cell table:number-columns-repeated="3" table:style-name="ce1"/>
          <table:table-cell office:value-type="string" table:style-name="ce1">
            <text:p>johann.pasquel@epn.edu.ec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100" table:style-name="ce1">
            <text:p>100</text:p>
          </table:table-cell>
          <table:table-cell office:value-type="float" office:value="91.666666666666671" table:formula="of:=+AVERAGE([.G21];[.K21];[.N21])" table:style-name="ce1">
            <text:p>91.66666667</text:p>
          </table:table-cell>
          <table:table-cell office:value-type="float" office:value="88.333333333333329" table:formula="of:=+AVERAGE([Calificaciones.$H21];[Calificaciones.$I21];[Calificaciones.$J21];[Calificaciones.$L21];[Calificaciones.$M21];[Calificaciones.$O21])" table:style-name="ce1">
            <text:p>88.33333333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LICIA DAYANA</text:p>
          </table:table-cell>
          <table:table-cell office:value-type="string" table:style-name="ce1">
            <text:p>PEREIRA TUQUERES</text:p>
          </table:table-cell>
          <table:table-cell table:number-columns-repeated="3" table:style-name="ce1"/>
          <table:table-cell office:value-type="string" table:style-name="ce1">
            <text:p>alicia.pereira@epn.edu.ec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office:value-type="float" office:value="95" table:style-name="ce1">
            <text:p>95</text:p>
          </table:table-cell>
          <table:table-cell office:value-type="float" office:value="96.666666666666671" table:formula="of:=+AVERAGE([.G22];[.K22];[.N22])" table:style-name="ce1">
            <text:p>96.66666667</text:p>
          </table:table-cell>
          <table:table-cell office:value-type="float" office:value="91.666666666666671" table:formula="of:=+AVERAGE([Calificaciones.$H22];[Calificaciones.$I22];[Calificaciones.$J22];[Calificaciones.$L22];[Calificaciones.$M22];[Calificaciones.$O22])" table:style-name="ce1">
            <text:p>91.6666666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LUIS ENRIQUE</text:p>
          </table:table-cell>
          <table:table-cell office:value-type="string" table:style-name="ce1">
            <text:p>PEREZ SENALIN</text:p>
          </table:table-cell>
          <table:table-cell table:number-columns-repeated="3" table:style-name="ce1"/>
          <table:table-cell office:value-type="string" table:style-name="ce1">
            <text:p>luis.perez05@epn.edu.ec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50" table:style-name="ce1">
            <text:p>50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50" table:formula="of:=+AVERAGE([.G23];[.K23];[.N23])" table:style-name="ce1">
            <text:p>50</text:p>
          </table:table-cell>
          <table:table-cell office:value-type="float" office:value="51.666666666666664" table:formula="of:=+AVERAGE([Calificaciones.$H23];[Calificaciones.$I23];[Calificaciones.$J23];[Calificaciones.$L23];[Calificaciones.$M23];[Calificaciones.$O23])" table:style-name="ce1">
            <text:p>51.6666666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MOISES SANTIAGO</text:p>
          </table:table-cell>
          <table:table-cell office:value-type="string" table:style-name="ce1">
            <text:p>PINEDA TORRES</text:p>
          </table:table-cell>
          <table:table-cell table:number-columns-repeated="3" table:style-name="ce1"/>
          <table:table-cell office:value-type="string" table:style-name="ce1">
            <text:p>moises.pineda@epn.edu.ec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95" table:style-name="ce1">
            <text:p>95</text:p>
          </table:table-cell>
          <table:table-cell office:value-type="float" office:value="100" table:style-name="ce1">
            <text:p>100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100" table:formula="of:=+AVERAGE([.G24];[.K24];[.N24])" table:style-name="ce1">
            <text:p>100</text:p>
          </table:table-cell>
          <table:table-cell office:value-type="float" office:value="89.166666666666671" table:formula="of:=+AVERAGE([Calificaciones.$H24];[Calificaciones.$I24];[Calificaciones.$J24];[Calificaciones.$L24];[Calificaciones.$M24];[Calificaciones.$O24])" table:style-name="ce1">
            <text:p>89.1666666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AVID ALEJANDRO</text:p>
          </table:table-cell>
          <table:table-cell office:value-type="string" table:style-name="ce1">
            <text:p>PUGA NOVOA</text:p>
          </table:table-cell>
          <table:table-cell table:number-columns-repeated="3" table:style-name="ce1"/>
          <table:table-cell office:value-type="string" table:style-name="ce1">
            <text:p>david.puga@epn.edu.ec</text:p>
          </table:table-cell>
          <table:table-cell office:value-type="float" office:value="100" table:style-name="ce1">
            <text:p>100</text:p>
          </table:table-cell>
          <table:table-cell office:value-type="float" office:value="85" table:style-name="ce1">
            <text:p>85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80" table:style-name="ce1">
            <text:p>8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80" table:style-name="ce1">
            <text:p>8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86.666666666666671" table:formula="of:=+AVERAGE([.G25];[.K25];[.N25])" table:style-name="ce1">
            <text:p>86.66666667</text:p>
          </table:table-cell>
          <table:table-cell office:value-type="float" office:value="97.5" table:formula="of:=+AVERAGE([Calificaciones.$H25];[Calificaciones.$I25];[Calificaciones.$J25];[Calificaciones.$L25];[Calificaciones.$M25];[Calificaciones.$O25])" table:style-name="ce1">
            <text:p>97.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STIV STALYN</text:p>
          </table:table-cell>
          <table:table-cell office:value-type="string" table:style-name="ce1">
            <text:p>QUISHPE CABEZAS</text:p>
          </table:table-cell>
          <table:table-cell table:number-columns-repeated="3" table:style-name="ce1"/>
          <table:table-cell office:value-type="string" table:style-name="ce1">
            <text:p>stiv.quishpe@epn.edu.ec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80" table:style-name="ce1">
            <text:p>80</text:p>
          </table:table-cell>
          <table:table-cell office:value-type="float" office:value="100" table:style-name="ce1">
            <text:p>100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93.333333333333329" table:formula="of:=+AVERAGE([.G26];[.K26];[.N26])" table:style-name="ce1">
            <text:p>93.33333333</text:p>
          </table:table-cell>
          <table:table-cell office:value-type="float" office:value="86.666666666666671" table:formula="of:=+AVERAGE([Calificaciones.$H26];[Calificaciones.$I26];[Calificaciones.$J26];[Calificaciones.$L26];[Calificaciones.$M26];[Calificaciones.$O26])" table:style-name="ce1">
            <text:p>86.6666666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MARIA BELEN</text:p>
          </table:table-cell>
          <table:table-cell office:value-type="string" table:style-name="ce1">
            <text:p>RAURA ANTE</text:p>
          </table:table-cell>
          <table:table-cell table:number-columns-repeated="3" table:style-name="ce1"/>
          <table:table-cell office:value-type="string" table:style-name="ce1">
            <text:p>maria.raura@epn.edu.ec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60" table:style-name="ce1">
            <text:p>6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86.666666666666671" table:formula="of:=+AVERAGE([.G27];[.K27];[.N27])" table:style-name="ce1">
            <text:p>86.66666667</text:p>
          </table:table-cell>
          <table:table-cell office:value-type="float" office:value="96.666666666666671" table:formula="of:=+AVERAGE([Calificaciones.$H27];[Calificaciones.$I27];[Calificaciones.$J27];[Calificaciones.$L27];[Calificaciones.$M27];[Calificaciones.$O27])" table:style-name="ce1">
            <text:p>96.6666666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NNDY JOSE</text:p>
          </table:table-cell>
          <table:table-cell office:value-type="string" table:style-name="ce1">
            <text:p>RENGIFO LANDETA</text:p>
          </table:table-cell>
          <table:table-cell table:number-columns-repeated="3" table:style-name="ce1"/>
          <table:table-cell office:value-type="string" table:style-name="ce1">
            <text:p>anndy.rengifo@epn.edu.ec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93.333333333333329" table:formula="of:=+AVERAGE([.G28];[.K28];[.N28])" table:style-name="ce1">
            <text:p>93.33333333</text:p>
          </table:table-cell>
          <table:table-cell office:value-type="float" office:value="95" table:formula="of:=+AVERAGE([Calificaciones.$H28];[Calificaciones.$I28];[Calificaciones.$J28];[Calificaciones.$L28];[Calificaciones.$M28];[Calificaciones.$O28])" table:style-name="ce1">
            <text:p>9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JORGE ALEJANDRO</text:p>
          </table:table-cell>
          <table:table-cell office:value-type="string" table:style-name="ce1">
            <text:p>TORRES MALDONADO</text:p>
          </table:table-cell>
          <table:table-cell table:number-columns-repeated="3" table:style-name="ce1"/>
          <table:table-cell office:value-type="string" table:style-name="ce1">
            <text:p>jorge.torres03@epn.edu.ec</text:p>
          </table:table-cell>
          <table:table-cell office:value-type="float" office:value="100" table:style-name="ce1">
            <text:p>100</text:p>
          </table:table-cell>
          <table:table-cell office:value-type="float" office:value="85" table:style-name="ce1">
            <text:p>85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80" table:style-name="ce1">
            <text:p>8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80" table:style-name="ce1">
            <text:p>80</text:p>
          </table:table-cell>
          <table:table-cell office:value-type="float" office:value="86.666666666666671" table:formula="of:=+AVERAGE([.G29];[.K29];[.N29])" table:style-name="ce1">
            <text:p>86.66666667</text:p>
          </table:table-cell>
          <table:table-cell office:value-type="float" office:value="90.833333333333329" table:formula="of:=+AVERAGE([Calificaciones.$H29];[Calificaciones.$I29];[Calificaciones.$J29];[Calificaciones.$L29];[Calificaciones.$M29];[Calificaciones.$O29])" table:style-name="ce1">
            <text:p>90.83333333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LEXIS SEBASTIAN</text:p>
          </table:table-cell>
          <table:table-cell office:value-type="string" table:style-name="ce1">
            <text:p>VASCO TANDALLA</text:p>
          </table:table-cell>
          <table:table-cell table:number-columns-repeated="3" table:style-name="ce1"/>
          <table:table-cell office:value-type="string" table:style-name="ce1">
            <text:p>alexis.vasco@epn.edu.ec</text:p>
          </table:table-cell>
          <table:table-cell office:value-type="float" office:value="50" table:style-name="ce1">
            <text:p>50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50" table:style-name="ce1">
            <text:p>50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73.333333333333329" table:formula="of:=+AVERAGE([.G30];[.K30];[.N30])" table:style-name="ce1">
            <text:p>73.33333333</text:p>
          </table:table-cell>
          <table:table-cell office:value-type="float" office:value="80" table:formula="of:=+AVERAGE([Calificaciones.$H30];[Calificaciones.$I30];[Calificaciones.$J30];[Calificaciones.$L30];[Calificaciones.$M30];[Calificaciones.$O30])" table:style-name="ce1">
            <text:p>8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STIVEN ANDRES</text:p>
          </table:table-cell>
          <table:table-cell office:value-type="string" table:style-name="ce1">
            <text:p>VISCAINO OCHOA</text:p>
          </table:table-cell>
          <table:table-cell table:number-columns-repeated="3" table:style-name="ce1"/>
          <table:table-cell office:value-type="string" table:style-name="ce1">
            <text:p>stiven.viscaino@epn.edu.ec</text:p>
          </table:table-cell>
          <table:table-cell office:value-type="float" office:value="100" table:style-name="ce1">
            <text:p>100</text:p>
          </table:table-cell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office:value-type="float" office:value="60" table:style-name="ce1">
            <text:p>60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80" table:style-name="ce1">
            <text:p>80</text:p>
          </table:table-cell>
          <table:table-cell office:value-type="float" office:value="75" table:style-name="ce1">
            <text:p>75</text:p>
          </table:table-cell>
          <table:table-cell office:value-type="float" office:value="73.333333333333329" table:formula="of:=+AVERAGE([.G31];[.K31];[.N31])" table:style-name="ce1">
            <text:p>73.33333333</text:p>
          </table:table-cell>
          <table:table-cell office:value-type="float" office:value="66.666666666666671" table:formula="of:=+AVERAGE([Calificaciones.$H31];[Calificaciones.$I31];[Calificaciones.$J31];[Calificaciones.$L31];[Calificaciones.$M31];[Calificaciones.$O31])" table:style-name="ce1">
            <text:p>66.6666666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JORGE LUIS</text:p>
          </table:table-cell>
          <table:table-cell office:value-type="string" table:style-name="ce1">
            <text:p>YANEZ SANDOVAL</text:p>
          </table:table-cell>
          <table:table-cell table:number-columns-repeated="3" table:style-name="ce1"/>
          <table:table-cell office:value-type="string" table:style-name="ce1">
            <text:p>jorge.yanez01@epn.edu.ec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0" table:formula="of:=+AVERAGE([.G32];[.K32];[.N32])" table:style-name="ce1">
            <text:p>0</text:p>
          </table:table-cell>
          <table:table-cell office:value-type="float" office:value="20" table:formula="of:=+AVERAGE([Calificaciones.$H32];[Calificaciones.$I32];[Calificaciones.$J32];[Calificaciones.$L32];[Calificaciones.$M32];[Calificaciones.$O32])" table:style-name="ce1">
            <text:p>2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ESAR JOSUE</text:p>
          </table:table-cell>
          <table:table-cell office:value-type="string" table:style-name="ce1">
            <text:p>ZAPATA CHILLA</text:p>
          </table:table-cell>
          <table:table-cell table:number-columns-repeated="3" table:style-name="ce1"/>
          <table:table-cell office:value-type="string" table:style-name="ce1">
            <text:p>cesar.zapata@epn.edu.ec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100" table:formula="of:=+AVERAGE([.G33];[.K33];[.N33])" table:style-name="ce1">
            <text:p>100</text:p>
          </table:table-cell>
          <table:table-cell office:value-type="float" office:value="96.666666666666671" table:formula="of:=+AVERAGE([Calificaciones.$H33];[Calificaciones.$I33];[Calificaciones.$J33];[Calificaciones.$L33];[Calificaciones.$M33];[Calificaciones.$O33])" table:style-name="ce1">
            <text:p>96.66666667</text:p>
          </table:table-cell>
          <table:table-cell table:number-columns-repeated="16366"/>
        </table:table-row>
        <table:table-row table:number-rows-repeated="1048543" table:style-name="ro1">
          <table:table-cell table:number-columns-repeated="16384"/>
        </table:table-row>
      </table:table>
      <table:table table:name="Sheet1" table:style-name="ta1">
        <table:table-column table:style-name="co11" table:number-columns-repeated="16384" table:default-cell-style-name="ce1"/>
        <table:table-row table:style-name="ro1">
          <table:table-cell office:value-type="string" table:style-name="ce1">
            <text:p>Tarea1</text:p>
          </table:table-cell>
          <table:table-cell office:value-type="string" table:style-name="ce1">
            <text:p>The hardware lotte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ller1</text:p>
          </table:table-cell>
          <table:table-cell office:value-type="string" table:style-name="ce1">
            <text:p>Ejercicios de Aritmetica Binar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ller2</text:p>
          </table:table-cell>
          <table:table-cell office:value-type="string" table:style-name="ce1">
            <text:p>Completar ejercicios de Laborato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ller3</text:p>
          </table:table-cell>
          <table:table-cell office:value-type="string" table:style-name="ce1">
            <text:p>Configuracion de ws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rea2</text:p>
          </table:table-cell>
          <table:table-cell office:value-type="string" table:style-name="ce1">
            <text:p>Elaboracion de Micr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ller4</text:p>
          </table:table-cell>
          <table:table-cell office:value-type="string" table:style-name="ce1">
            <text:p>Logica Digit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ller5</text:p>
          </table:table-cell>
          <table:table-cell office:value-type="string" table:style-name="ce1">
            <text:p>Circuitos Combinatori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rea3</text:p>
          </table:table-cell>
          <table:table-cell office:value-type="string" table:style-name="ce1">
            <text:p>Computadores Cuantic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ller6</text:p>
          </table:table-cell>
          <table:table-cell office:value-type="string" table:style-name="ce1">
            <text:p>VonNeumman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  <table:database-ranges>
        <table:database-range table:target-range-address="Calificaciones.A1:Calificaciones.R33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 Unicode MS" style:font-name-asian="Arial Unicode MS" style:font-name-complex="Arial Unicode M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628</meta:generator>
    <meta:initial-creator>FALCONI ESTRADA LENIN GONZALO -</meta:initial-creator>
    <dc:creator>LENIN GONZALO FALCONI ESTRADA</dc:creator>
    <meta:creation-date>2024-06-19T11:34:34Z</meta:creation-date>
    <dc:date>2024-06-19T17:00:45Z</dc:date>
  </office:meta>
</office:document-meta>
</file>